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Chapter One</text:p>
      <text:p text:style-name="P8"/>
      <text:p text:style-name="P8"><text:s text:c="5"/>Evening had come to the small, one stoplight, town of Overdone. The bars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56</meta:editing-cycles>
    <meta:generator>LibreOffice/7.4.1.2$Windows_X86_64 LibreOffice_project/3c58a8f3a960df8bc8fd77b461821e42c061c5f0</meta:generator>
    <dc:date>2022-10-13T12:34:26.960000000</dc:date>
    <meta:editing-duration>PT2H11M16S</meta:editing-duration>
    <meta:document-statistic meta:table-count="0" meta:image-count="0" meta:object-count="0" meta:page-count="19" meta:paragraph-count="153" meta:word-count="5270" meta:character-count="29157" meta:non-whitespace-character-count="23297"/>
  </office:meta>
</office:document-meta>
</file>